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first_letter_heb-english-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]/[.B2]" office:value-type="float" office:value="0.333333333333333" calcext:value-type="float">
            <text:p>0.333333333333333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3]/[.B3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4]/[.B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]/[.B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6]/[.B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]/[.B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8]/[.B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]/[.B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]/[.B1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]/[.B12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3]/[.B1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5]/[.B15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6]/[.B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7]/[.B1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8]/[.B1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1]/[.B21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22]/[.B2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23]/[.B2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4]/[.B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5]/[.B2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6]/[.B2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27]/[.B27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28]/[.B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29]/[.B2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30]/[.B30]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31]/[.B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32]/[.B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33]/[.B3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]/[.B3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5]/[.B35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6]/[.B3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37]/[.B3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38]/[.B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39]/[.B39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41]/[.B4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2]/[.B4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3]/[.B4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4]/[.B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5]/[.B4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46]/[.B4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7]/[.B4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8]/[.B4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9]/[.B4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D51]/[.B51]" office:value-type="float" office:value="0.346153846153846" calcext:value-type="float">
            <text:p>0.3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52]/[.B5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3]/[.B5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54]/[.B5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55]/[.B5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6]/[.B5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58]/[.B5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59]/[.B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61]/[.B6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62]/[.B6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63]/[.B63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64]/[.B6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65]/[.B6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66]/[.B6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7]/[.B6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68]/[.B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9]/[.B6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0]/[.B7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71]/[.B71]" office:value-type="float" office:value="0.434782608695652" calcext:value-type="float">
            <text:p>0.43478260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72]/[.B72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3]/[.B7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74]/[.B74]" office:value-type="float" office:value="0.304347826086957" calcext:value-type="float">
            <text:p>0.3043478260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5]/[.B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76]/[.B76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7]/[.B7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78]/[.B78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79]/[.B7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0]/[.B8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81]/[.B8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82]/[.B8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83]/[.B8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4]/[.B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85]/[.B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86]/[.B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7]/[.B8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88]/[.B8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89]/[.B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0]/[.B90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91]/[.B9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2]/[.B9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3]/[.B93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/[.B9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95]/[.B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96]/[.B96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7]/[.B9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8]/[.B98]" office:value-type="float" office:value="0.0666666666666667" calcext:value-type="float">
            <text:p>0.0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9]/[.B99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0]/[.B100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01]/[.B10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/[.B10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3]/[.B10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04]/[.B104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]/[.B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06]/[.B106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7]/[.B10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08]/[.B10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9]/[.B10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0]/[.B11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11]/[.B111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2]/[.B1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3]/[.B11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]/[.B11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5]/[.B11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6]/[.B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17]/[.B11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]/[.B11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9]/[.B11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0]/[.B12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]/[.B12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22]/[.B12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3]/[.B12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4]/[.B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5]/[.B12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26]/[.B12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7]/[.B12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8]/[.B1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29]/[.B129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30]/[.B1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31]/[.B13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32]/[.B13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3]/[.B13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35]/[.B1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36]/[.B1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8]/[.B13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39]/[.B13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40]/[.B14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41]/[.B141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42]/[.B1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143]/[.B143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44]/[.B14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46]/[.B146]" office:value-type="float" office:value="0.0952380952380952" calcext:value-type="float">
            <text:p>0.095238095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147]/[.B14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48]/[.B14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49]/[.B149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50]/[.B15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51]/[.B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52]/[.B152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53]/[.B1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54]/[.B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55]/[.B155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56]/[.B15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57]/[.B15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59]/[.B1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60]/[.B16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61]/[.B16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162]/[.B16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163]/[.B16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64]/[.B16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65]/[.B16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66]/[.B16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67]/[.B1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68]/[.B1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69]/[.B1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70]/[.B1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71]/[.B17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72]/[.B172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73]/[.B17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175]/[.B17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77]/[.B17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78]/[.B17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79]/[.B17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80]/[.B1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81]/[.B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82]/[.B18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83]/[.B18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184]/[.B18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85]/[.B18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86]/[.B18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87]/[.B18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88]/[.B18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89]/[.B18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90]/[.B190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91]/[.B19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92]/[.B19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93]/[.B19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194]/[.B19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5]/[.B19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96]/[.B19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97]/[.B19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198]/[.B198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99]/[.B19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200]/[.B200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01]/[.B20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202]/[.B20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03]/[.B20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04]/[.B2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205]/[.B20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D206]/[.B20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07]/[.B207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208]/[.B208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209]/[.B20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210]/[.B2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11]/[.B21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212]/[.B2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13]/[.B21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14]/[.B21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215]/[.B2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D217]/[.B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218]/[.B218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219]/[.B219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20]/[.B22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21]/[.B22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222]/[.B22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23]/[.B22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25]/[.B22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26]/[.B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27]/[.B22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28]/[.B22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29]/[.B22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230]/[.B230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31]/[.B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3]/[.B23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34]/[.B23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235]/[.B23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36]/[.B23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37]/[.B23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38]/[.B238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D239]/[.B23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0]/[.B2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241]/[.B24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42]/[.B24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D243]/[.B2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244]/[.B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45]/[.B245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46]/[.B24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48]/[.B248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9]/[.B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50]/[.B25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1]/[.B25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52]/[.B252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53]/[.B253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54]/[.B25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55]/[.B25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56]/[.B256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57]/[.B25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58]/[.B25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260]/[.B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261]/[.B26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3]/[.B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264]/[.B2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265]/[.B2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66]/[.B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7]/[.B26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68]/[.B26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9]/[.B26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70]/[.B27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271]/[.B27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272]/[.B272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73]/[.B27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274]/[.B274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75]/[.B27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6]/[.B276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277]/[.B277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278]/[.B27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279]/[.B27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80]/[.B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81]/[.B28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82]/[.B28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83]/[.B283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85]/[.B28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86]/[.B28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87]/[.B28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89]/[.B28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291]/[.B2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293]/[.B2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94]/[.B29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95]/[.B29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296]/[.B29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2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297]/[.B297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98]/[.B29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299]/[.B29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300]/[.B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01]/[.B30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02]/[.B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303]/[.B3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304]/[.B30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D305]/[.B305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06]/[.B3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07]/[.B30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08]/[.B30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309]/[.B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0]/[.B3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311]/[.B311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12]/[.B3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13]/[.B313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4]/[.B31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15]/[.B3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316]/[.B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18]/[.B318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19]/[.B31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20]/[.B32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21]/[.B32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22]/[.B32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D323]/[.B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25]/[.B32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26]/[.B32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27]/[.B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28]/[.B3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329]/[.B32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D330]/[.B33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331]/[.B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32]/[.B33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333]/[.B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D334]/[.B334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335]/[.B33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36]/[.B3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337]/[.B33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38]/[.B33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339]/[.B33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40]/[.B34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341]/[.B34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342]/[.B342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43]/[.B343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44]/[.B34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45]/[.B34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346]/[.B346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47]/[.B347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48]/[.B3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49]/[.B3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50]/[.B350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351]/[.B351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352]/[.B352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53]/[.B35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54]/[.B35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355]/[.B35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56]/[.B35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357]/[.B3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58]/[.B35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59]/[.B35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360]/[.B36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62]/[.B36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363]/[.B363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64]/[.B36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65]/[.B3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366]/[.B3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367]/[.B367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8]/[.B36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69]/[.B3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370]/[.B37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371]/[.B3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372]/[.B37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373]/[.B37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74]/[.B374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375]/[.B37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76]/[.B376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77]/[.B37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78]/[.B37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79]/[.B37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380]/[.B380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381]/[.B38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382]/[.B382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83]/[.B38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84]/[.B384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385]/[.B385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D386]/[.B3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387]/[.B38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388]/[.B38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89]/[.B389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390]/[.B390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391]/[.B39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92]/[.B3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393]/[.B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394]/[.B39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95]/[.B39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396]/[.B39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97]/[.B39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398]/[.B39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399]/[.B399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00]/[.B40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401]/[.B40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402]/[.B402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403]/[.B4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404]/[.B404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05]/[.B405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06]/[.B406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407]/[.B40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08]/[.B40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409]/[.B4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410]/[.B41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411]/[.B41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12]/[.B412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13]/[.B41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414]/[.B41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415]/[.B4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416]/[.B41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17]/[.B41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418]/[.B418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419]/[.B419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420]/[.B420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21]/[.B42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259259259259259" calcext:value-type="float">
            <text:p>0.2592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23]/[.B42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24]/[.B4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425]/[.B4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7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426]/[.B42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27]/[.B42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28]/[.B42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429]/[.B42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30]/[.B43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31]/[.B431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32]/[.B4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433]/[.B433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34]/[.B4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35]/[.B4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36]/[.B436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437]/[.B437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38]/[.B438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439]/[.B43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440]/[.B44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1]/[.B441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42]/[.B44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3]/[.B4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444]/[.B44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445]/[.B445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446]/[.B44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447]/[.B44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48]/[.B44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449]/[.B4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450]/[.B450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51]/[.B451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452]/[.B45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453]/[.B45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454]/[.B4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55]/[.B45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56]/[.B45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57]/[.B45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458]/[.B458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8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459]/[.B45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0]/[.B460]" office:value-type="float" office:value="0.0625" calcext:value-type="float">
            <text:p>0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461]/[.B461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462]/[.B462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63]/[.B463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64]/[.B46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465]/[.B46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66]/[.B4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467]/[.B467]" office:value-type="float" office:value="0.344827586206897" calcext:value-type="float">
            <text:p>0.3448275862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468]/[.B468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69]/[.B4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470]/[.B470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471]/[.B47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472]/[.B47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473]/[.B473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474]/[.B4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475]/[.B475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476]/[.B47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77]/[.B477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478]/[.B47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479]/[.B479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80]/[.B48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81]/[.B481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482]/[.B48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3]/[.B48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484]/[.B48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85]/[.B48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486]/[.B4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487]/[.B48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488]/[.B48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489]/[.B48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90]/[.B49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91]/[.B4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92]/[.B4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493]/[.B493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94]/[.B494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95]/[.B4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496]/[.B49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19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97]/[.B49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498]/[.B49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499]/[.B49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00]/[.B500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01]/[.B50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02]/[.B502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D503]/[.B50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504]/[.B50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505]/[.B50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506]/[.B50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07]/[.B50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08]/[.B50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09]/[.B50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510]/[.B510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511]/[.B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512]/[.B51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13]/[.B513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14]/[.B51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15]/[.B51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516]/[.B51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17]/[.B51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18]/[.B5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19]/[.B51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20]/[.B5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21]/[.B521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22]/[.B52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23]/[.B52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24]/[.B524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25]/[.B525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26]/[.B5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527]/[.B527]" office:value-type="float" office:value="0.391304347826087" calcext:value-type="float">
            <text:p>0.39130434782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28]/[.B52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529]/[.B529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30]/[.B5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531]/[.B531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D532]/[.B5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534]/[.B53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535]/[.B53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536]/[.B536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37]/[.B537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538]/[.B538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539]/[.B53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540]/[.B540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41]/[.B541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42]/[.B54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43]/[.B543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4]/[.B544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545]/[.B54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46]/[.B54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547]/[.B54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48]/[.B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1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549]/[.B54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50]/[.B5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551]/[.B551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552]/[.B552]" office:value-type="float" office:value="0.347826086956522" calcext:value-type="float">
            <text:p>0.34782608695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553]/[.B55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554]/[.B554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55]/[.B55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56]/[.B55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57]/[.B557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558]/[.B558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559]/[.B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60]/[.B56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561]/[.B561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62]/[.B56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563]/[.B56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64]/[.B5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565]/[.B56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566]/[.B56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567]/[.B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568]/[.B56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69]/[.B56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0]/[.B57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D571]/[.B57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572]/[.B57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573]/[.B57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74]/[.B57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575]/[.B57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76]/[.B57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577]/[.B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78]/[.B57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579]/[.B57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580]/[.B58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81]/[.B58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582]/[.B5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83]/[.B58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84]/[.B584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85]/[.B5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586]/[.B586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587]/[.B58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588]/[.B5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589]/[.B58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0]/[.B59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591]/[.B59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592]/[.B592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93]/[.B59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94]/[.B59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595]/[.B595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596]/[.B59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97]/[.B59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598]/[.B59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99]/[.B59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D600]/[.B600]" office:value-type="float" office:value="0.392857142857143" calcext:value-type="float">
            <text:p>0.39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601]/[.B6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602]/[.B60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603]/[.B603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04]/[.B60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05]/[.B605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606]/[.B6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D607]/[.B607]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608]/[.B60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09]/[.B609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610]/[.B61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11]/[.B61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12]/[.B61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13]/[.B61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14]/[.B61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615]/[.B6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616]/[.B616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17]/[.B61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18]/[.B61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619]/[.B61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20]/[.B62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21]/[.B62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622]/[.B62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D623]/[.B623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24]/[.B6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625]/[.B625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26]/[.B62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27]/[.B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628]/[.B6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629]/[.B62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30]/[.B63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31]/[.B631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32]/[.B6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633]/[.B63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34]/[.B634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635]/[.B6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36]/[.B63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637]/[.B63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638]/[.B638]" office:value-type="float" office:value="0.105263157894737" calcext:value-type="float">
            <text:p>0.1052631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639]/[.B639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640]/[.B640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641]/[.B641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42]/[.B642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643]/[.B6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4]/[.B644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645]/[.B645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646]/[.B646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47]/[.B647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648]/[.B64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49]/[.B64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50]/[.B6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51]/[.B651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52]/[.B6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53]/[.B653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654]/[.B65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55]/[.B65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656]/[.B6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657]/[.B65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658]/[.B65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659]/[.B65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660]/[.B66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661]/[.B66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662]/[.B662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663]/[.B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664]/[.B66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65]/[.B66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666]/[.B66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D667]/[.B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668]/[.B66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669]/[.B669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670]/[.B670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671]/[.B67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672]/[.B67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673]/[.B67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674]/[.B67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675]/[.B67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676]/[.B67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677]/[.B67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678]/[.B67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679]/[.B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680]/[.B680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681]/[.B68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682]/[.B68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683]/[.B68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684]/[.B68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685]/[.B68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686]/[.B68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87]/[.B68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688]/[.B688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689]/[.B68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690]/[.B690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91]/[.B69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692]/[.B6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693]/[.B69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694]/[.B69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695]/[.B695]" office:value-type="float" office:value="0.176470588235294" calcext:value-type="float">
            <text:p>0.1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696]/[.B6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697]/[.B697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698]/[.B69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99]/[.B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00]/[.B70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701]/[.B701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702]/[.B702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703]/[.B703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704]/[.B704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05]/[.B7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706]/[.B70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707]/[.B70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08]/[.B70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709]/[.B709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710]/[.B71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711]/[.B71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D712]/[.B712]" office:value-type="float" office:value="0.130434782608696" calcext:value-type="float">
            <text:p>0.130434782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13]/[.B71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714]/[.B71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15]/[.B71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716]/[.B716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718]/[.B71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719]/[.B71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20]/[.B72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721]/[.B72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22]/[.B72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723]/[.B72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24]/[.B72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25]/[.B72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26]/[.B72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727]/[.B72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728]/[.B72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29]/[.B72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730]/[.B730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731]/[.B73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732]/[.B73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33]/[.B733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734]/[.B734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35]/[.B73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36]/[.B736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737]/[.B737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738]/[.B738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739]/[.B73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740]/[.B74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41]/[.B74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742]/[.B742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3]/[.B743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744]/[.B74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45]/[.B74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746]/[.B74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47]/[.B7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1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748]/[.B748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749]/[.B74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750]/[.B75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51]/[.B75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52]/[.B75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753]/[.B75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754]/[.B754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55]/[.B755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756]/[.B75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57]/[.B757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758]/[.B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759]/[.B75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760]/[.B7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61]/[.B76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762]/[.B76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763]/[.B76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764]/[.B76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65]/[.B765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D766]/[.B766]" office:value-type="float" office:value="0.227272727272727" calcext:value-type="float">
            <text:p>0.2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767]/[.B767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768]/[.B76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769]/[.B769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770]/[.B770]" office:value-type="float" office:value="0.277777777777778" calcext:value-type="float">
            <text:p>0.2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71]/[.B771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772]/[.B772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773]/[.B773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774]/[.B77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7: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775]/[.B7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776]/[.B776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777]/[.B777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778]/[.B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779]/[.B77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780]/[.B78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D781]/[.B78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782]/[.B78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783]/[.B783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784]/[.B784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85]/[.B78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786]/[.B78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787]/[.B78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788]/[.B788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89]/[.B78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790]/[.B790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791]/[.B791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792]/[.B792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793]/[.B79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794]/[.B79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D795]/[.B79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796]/[.B79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797]/[.B797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798]/[.B79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799]/[.B79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800]/[.B800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801]/[.B801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02]/[.B80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03]/[.B80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04]/[.B80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805]/[.B805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06]/[.B8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D807]/[.B807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808]/[.B8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809]/[.B80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810]/[.B81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11]/[.B81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812]/[.B81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13]/[.B81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814]/[.B8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815]/[.B81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6]/[.B8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817]/[.B817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818]/[.B81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819]/[.B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20]/[.B82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21]/[.B82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822]/[.B822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823]/[.B82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824]/[.B824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25]/[.B8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826]/[.B8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827]/[.B82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28]/[.B8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829]/[.B82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30]/[.B83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831]/[.B831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832]/[.B83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833]/[.B83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4]/[.B834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35]/[.B835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836]/[.B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37]/[.B83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838]/[.B83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39]/[.B83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40]/[.B84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841]/[.B84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42]/[.B84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43]/[.B84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44]/[.B844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845]/[.B8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846]/[.B84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7]/[.B84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848]/[.B848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849]/[.B84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50]/[.B8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851]/[.B85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852]/[.B85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53]/[.B85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4]/[.B85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855]/[.B85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857]/[.B85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858]/[.B85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59]/[.B85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860]/[.B86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861]/[.B86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862]/[.B86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863]/[.B863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864]/[.B864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865]/[.B865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866]/[.B8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867]/[.B867]" office:value-type="float" office:value="0.0476190476190476" calcext:value-type="float">
            <text:p>0.0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68]/[.B86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869]/[.B869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870]/[.B870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1]/[.B871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872]/[.B872]" office:value-type="float" office:value="0.19047619047619" calcext:value-type="float">
            <text:p>0.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873]/[.B873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874]/[.B874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875]/[.B87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876]/[.B87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877]/[.B877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78]/[.B87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79]/[.B87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880]/[.B88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1]/[.B88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882]/[.B88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883]/[.B883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84]/[.B88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885]/[.B88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886]/[.B88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887]/[.B887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888]/[.B888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89]/[.B88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890]/[.B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891]/[.B891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892]/[.B89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893]/[.B893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894]/[.B89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895]/[.B895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896]/[.B89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97]/[.B897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898]/[.B89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899]/[.B8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900]/[.B900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01]/[.B90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902]/[.B90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03]/[.B9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904]/[.B904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05]/[.B90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906]/[.B90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907]/[.B907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08]/[.B90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909]/[.B909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910]/[.B91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911]/[.B911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D912]/[.B912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13]/[.B913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14]/[.B91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915]/[.B91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916]/[.B916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917]/[.B91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D918]/[.B91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919]/[.B9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20]/[.B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921]/[.B921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922]/[.B922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923]/[.B923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24]/[.B92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25]/[.B92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926]/[.B92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927]/[.B927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28]/[.B92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29]/[.B929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30]/[.B9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31]/[.B93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32]/[.B932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33]/[.B93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934]/[.B934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35]/[.B935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936]/[.B936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937]/[.B93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938]/[.B93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939]/[.B939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940]/[.B94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41]/[.B9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942]/[.B942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943]/[.B94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44]/[.B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945]/[.B94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946]/[.B946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947]/[.B947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948]/[.B94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949]/[.B94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50]/[.B9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951]/[.B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952]/[.B95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53]/[.B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54]/[.B95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955]/[.B95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956]/[.B95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957]/[.B9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958]/[.B95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59]/[.B959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960]/[.B96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61]/[.B96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2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D962]/[.B962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963]/[.B96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964]/[.B96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65]/[.B96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966]/[.B96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D967]/[.B96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968]/[.B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969]/[.B96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970]/[.B970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71]/[.B97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972]/[.B972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73]/[.B97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974]/[.B97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975]/[.B975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976]/[.B976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977]/[.B977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978]/[.B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979]/[.B97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80]/[.B98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981]/[.B98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982]/[.B98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983]/[.B98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984]/[.B984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985]/[.B985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986]/[.B98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987]/[.B98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988]/[.B98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989]/[.B98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990]/[.B99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991]/[.B991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992]/[.B99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993]/[.B993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994]/[.B994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95]/[.B995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996]/[.B996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997]/[.B997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998]/[.B99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999]/[.B9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00]/[.B10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01]/[.B100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02]/[.B100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D1003]/[.B100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04]/[.B1004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05]/[.B1005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D1006]/[.B1006]" office:value-type="float" office:value="0.0588235294117647" calcext:value-type="float">
            <text:p>0.0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007]/[.B1007]" office:value-type="float" office:value="0.318181818181818" calcext:value-type="float">
            <text:p>0.3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008]/[.B100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1009]/[.B1009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010]/[.B10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11]/[.B101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012]/[.B101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013]/[.B101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014]/[.B1014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015]/[.B1015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016]/[.B101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017]/[.B1017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018]/[.B101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019]/[.B101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20]/[.B102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21]/[.B102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022]/[.B102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023]/[.B1023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24]/[.B102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25]/[.B102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26]/[.B102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027]/[.B1027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28]/[.B1028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029]/[.B10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030]/[.B1030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31]/[.B1031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032]/[.B1032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033]/[.B103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34]/[.B1034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035]/[.B103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1036]/[.B103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1037]/[.B1037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038]/[.B103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039]/[.B1039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040]/[.B1040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41]/[.B104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042]/[.B104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043]/[.B10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044]/[.B104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1045]/[.B104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046]/[.B104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47]/[.B104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D1048]/[.B1048]" office:value-type="float" office:value="0.551724137931035" calcext:value-type="float">
            <text:p>0.55172413793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49]/[.B104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50]/[.B10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051]/[.B105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052]/[.B1052]" office:value-type="float" office:value="0.0714285714285714" calcext:value-type="float">
            <text:p>0.0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053]/[.B105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054]/[.B105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055]/[.B1055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56]/[.B105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057]/[.B10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058]/[.B1058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1059]/[.B1059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1060]/[.B106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1]/[.B106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62]/[.B106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1063]/[.B106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64]/[.B1064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065]/[.B1065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066]/[.B106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067]/[.B106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68]/[.B106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069]/[.B106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1070]/[.B107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071]/[.B1071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072]/[.B1072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073]/[.B107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74]/[.B107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75]/[.B10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6]/[.B10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077]/[.B107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078]/[.B10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79]/[.B10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80]/[.B10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D1081]/[.B1081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1082]/[.B1082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083]/[.B108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1084]/[.B108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6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085]/[.B108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086]/[.B108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[.D1087]/[.B1087]" office:value-type="float" office:value="0.464285714285714" calcext:value-type="float">
            <text:p>0.46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088]/[.B108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089]/[.B108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090]/[.B1090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091]/[.B109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092]/[.B1092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93]/[.B109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1094]/[.B1094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D1095]/[.B1095]" office:value-type="float" office:value="0.217391304347826" calcext:value-type="float">
            <text:p>0.2173913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096]/[.B10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097]/[.B109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098]/[.B109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099]/[.B1099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00]/[.B110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101]/[.B110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102]/[.B110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03]/[.B1103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104]/[.B110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05]/[.B1105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106]/[.B11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1107]/[.B1107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108]/[.B1108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D1109]/[.B1109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110]/[.B1110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11]/[.B111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12]/[.B111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113]/[.B1113]" office:value-type="float" office:value="0.117647058823529" calcext:value-type="float">
            <text:p>0.117647058823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114]/[.B111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15]/[.B111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16]/[.B111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117]/[.B1117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118]/[.B111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119]/[.B1119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120]/[.B11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7: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21]/[.B112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22]/[.B112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23]/[.B112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24]/[.B112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25]/[.B1125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26]/[.B1126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1127]/[.B1127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28]/[.B112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129]/[.B11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130]/[.B1130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131]/[.B113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1132]/[.B11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133]/[.B113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1134]/[.B11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1135]/[.B1135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136]/[.B11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D1137]/[.B1137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138]/[.B1138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1139]/[.B1139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40]/[.B114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141]/[.B1141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2]/[.B114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43]/[.B11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44]/[.B1144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45]/[.B1145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1146]/[.B1146]" office:value-type="float" office:value="0.238095238095238" calcext:value-type="float">
            <text:p>0.23809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1147]/[.B1147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1148]/[.B1148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149]/[.B1149]" office:value-type="float" office:value="0.214285714285714" calcext:value-type="float">
            <text:p>0.2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50]/[.B1150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151]/[.B115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152]/[.B115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53]/[.B1153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154]/[.B115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55]/[.B115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D1156]/[.B1156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D1157]/[.B115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158]/[.B11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1159]/[.B115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1160]/[.B1160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161]/[.B1161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62]/[.B1162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163]/[.B1163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164]/[.B116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65]/[.B116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66]/[.B116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67]/[.B116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68]/[.B1168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169]/[.B1169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170]/[.B117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171]/[.B117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172]/[.B1172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173]/[.B1173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39: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D1174]/[.B1174]" office:value-type="float" office:value="0.133333333333333" calcext:value-type="float">
            <text:p>0.1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175]/[.B1175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176]/[.B1176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177]/[.B1177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178]/[.B1178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1179]/[.B1179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80]/[.B118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81]/[.B118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182]/[.B118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183]/[.B1183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84]/[.B1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185]/[.B118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86]/[.B118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D1187]/[.B1187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188]/[.B118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189]/[.B118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1190]/[.B1190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D1191]/[.B1191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92]/[.B1192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193]/[.B1193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1194]/[.B119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95]/[.B119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96]/[.B119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1197]/[.B1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198]/[.B119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199]/[.B119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200]/[.B120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1201]/[.B12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02]/[.B1202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03]/[.B1203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04]/[.B120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D1205]/[.B1205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06]/[.B120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07]/[.B120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08]/[.B120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209]/[.B120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210]/[.B12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11]/[.B121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1212]/[.B1212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13]/[.B121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14]/[.B121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1215]/[.B1215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16]/[.B1216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217]/[.B1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18]/[.B1218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19]/[.B1219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20]/[.B1220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21]/[.B122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22]/[.B122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223]/[.B1223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1224]/[.B1224]" office:value-type="float" office:value="0.0555555555555556" calcext:value-type="float">
            <text:p>0.0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25]/[.B122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226]/[.B122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1227]/[.B1227]" office:value-type="float" office:value="0.230769230769231" calcext:value-type="float">
            <text:p>0.2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28]/[.B1228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29]/[.B1229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230]/[.B123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31]/[.B1231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D1232]/[.B1232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D1233]/[.B1233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34]/[.B123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235]/[.B123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3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1236]/[.B1236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237]/[.B1237]" office:value-type="float" office:value="0.307692307692308" calcext:value-type="float">
            <text:p>0.307692307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1238]/[.B12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1239]/[.B1239]" office:value-type="float" office:value="0.473684210526316" calcext:value-type="float">
            <text:p>0.473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40]/[.B1240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1]/[.B1241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242]/[.B124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43]/[.B124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244]/[.B1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45]/[.B1245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46]/[.B1246]" office:value-type="float" office:value="0.384615384615385" calcext:value-type="float">
            <text:p>0.38461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47]/[.B1247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248]/[.B1248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49]/[.B12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250]/[.B12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51]/[.B1251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252]/[.B125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253]/[.B1253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254]/[.B125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5]/[.B1255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256]/[.B1256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57]/[.B1257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58]/[.B125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259]/[.B125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260]/[.B1260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261]/[.B1261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1262]/[.B126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63]/[.B126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264]/[.B126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265]/[.B1265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66]/[.B1266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267]/[.B1267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68]/[.B12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D1269]/[.B1269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1270]/[.B12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1271]/[.B1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272]/[.B127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273]/[.B1273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274]/[.B127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1275]/[.B1275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276]/[.B1276]" office:value-type="float" office:value="0.235294117647059" calcext:value-type="float">
            <text:p>0.235294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1277]/[.B127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1278]/[.B1278]" office:value-type="float" office:value="0.0769230769230769" calcext:value-type="float">
            <text:p>0.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279]/[.B1279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280]/[.B1280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1281]/[.B1281]" office:value-type="float" office:value="0.153846153846154" calcext:value-type="float">
            <text:p>0.15384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1282]/[.B128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283]/[.B1283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284]/[.B1284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285]/[.B128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286]/[.B1286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287]/[.B1287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1288]/[.B128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289]/[.B1289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290]/[.B129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1291]/[.B1291]" office:value-type="float" office:value="0.368421052631579" calcext:value-type="float">
            <text:p>0.3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1292]/[.B129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293]/[.B1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1294]/[.B1294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295]/[.B1295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1296]/[.B12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297]/[.B129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298]/[.B129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D1299]/[.B129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D1300]/[.B1300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301]/[.B1301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302]/[.B1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D1303]/[.B1303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1304]/[.B1304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305]/[.B130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1306]/[.B1306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307]/[.B1307]" office:value-type="float" office:value="0.1875" calcext:value-type="float">
            <text:p>0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1308]/[.B1308]" office:value-type="float" office:value="0.315789473684211" calcext:value-type="float">
            <text:p>0.3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09]/[.B130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1310]/[.B13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1311]/[.B1311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1312]/[.B1312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1313]/[.B1313]" office:value-type="float" office:value="0.294117647058824" calcext:value-type="float">
            <text:p>0.2941176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1314]/[.B1314]" office:value-type="float" office:value="0.166666666666667" calcext:value-type="float">
            <text:p>0.1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D1315]/[.B1315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1316]/[.B1316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1317]/[.B1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1318]/[.B1318]" office:value-type="float" office:value="0.0833333333333333" calcext:value-type="float">
            <text:p>0.0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319]/[.B131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1320]/[.B1320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321]/[.B132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1322]/[.B1322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1323]/[.B132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1324]/[.B1324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325]/[.B132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_43: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1326]/[.B1326]" office:value-type="float" office:value="0.333333333333333" calcext:value-type="float">
            <text:p>0.3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5:40.670060380</dc:date>
    <meta:editing-duration>P4DT21H16M20S</meta:editing-duration>
    <meta:editing-cycles>1</meta:editing-cycles>
    <meta:document-statistic meta:table-count="1" meta:cell-count="6632" meta:object-count="0"/>
    <meta:generator>LibreOffice/7.5.3.2$Linux_X86_64 LibreOffice_project/67bf5ab3e8553b11738d1302ab7051a12dd8b40d</meta:generator>
  </office:meta>
</office:document-meta>
</file>